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51475b" style:font-weight-asian="normal" style:font-name-complex="Arial" style:font-weight-complex="normal"/>
    </style:style>
    <style:style style:name="P5" style:family="paragraph" style:parent-style-name="Standard">
      <style:paragraph-properties fo:margin-top="0.212cm" fo:margin-bottom="0cm" style:contextual-spacing="false" fo:text-align="start" style:justify-single-word="false"/>
      <style:text-properties style:font-name="Arial" officeooo:rsid="00363a6c" officeooo:paragraph-rsid="004120dc" style:font-name-complex="Arial"/>
    </style:style>
    <style:style style:name="P6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7" style:family="paragraph" style:parent-style-name="Standard">
      <style:paragraph-properties fo:margin-top="0.212cm" fo:margin-bottom="0cm" style:contextual-spacing="false"/>
      <style:text-properties style:font-name="Arial" fo:font-style="normal" style:text-underline-style="none" fo:font-weight="normal" officeooo:rsid="0052380d" officeooo:paragraph-rsid="0052380d" style:font-style-asian="normal" style:font-weight-asian="normal" style:font-name-complex="Arial" style:font-style-complex="normal" style:font-weight-complex="normal"/>
    </style:style>
    <style:style style:name="P8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9" style:family="paragraph" style:parent-style-name="Standard">
      <style:paragraph-properties fo:margin-top="0.212cm" fo:margin-bottom="0cm" style:contextual-spacing="false"/>
      <style:text-properties style:font-name="Arial" fo:font-size="8pt" fo:font-style="normal" style:text-underline-style="none" fo:font-weight="normal" officeooo:rsid="005417fc" officeooo:paragraph-rsid="005694ca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12" style:family="paragraph" style:parent-style-name="Standard">
      <style:paragraph-properties fo:margin-top="0.212cm" fo:margin-bottom="0cm" style:contextual-spacing="false"/>
      <style:text-properties officeooo:rsid="0043698a" officeooo:paragraph-rsid="00582371"/>
    </style:style>
    <style:style style:name="P13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4" style:family="paragraph" style:parent-style-name="Standard">
      <style:text-properties officeooo:rsid="001c215e" officeooo:paragraph-rsid="00582371"/>
    </style:style>
    <style:style style:name="P15" style:family="paragraph" style:parent-style-name="Standard">
      <style:text-properties officeooo:rsid="001dc542" officeooo:paragraph-rsid="00582371"/>
    </style:style>
    <style:style style:name="P16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7" style:family="paragraph" style:parent-style-name="Standard">
      <style:paragraph-properties fo:margin-top="0.212cm" fo:margin-bottom="0cm" style:contextual-spacing="false"/>
      <style:text-properties style:font-name="Arial" officeooo:rsid="005417fc" officeooo:paragraph-rsid="00582371" style:font-name-complex="Arial"/>
    </style:style>
    <style:style style:name="P18" style:family="paragraph" style:parent-style-name="Standard">
      <style:paragraph-properties fo:margin-top="0.212cm" fo:margin-bottom="0cm" style:contextual-spacing="false"/>
      <style:text-properties officeooo:paragraph-rsid="0058dc30"/>
    </style:style>
    <style:style style:name="P19" style:family="paragraph" style:parent-style-name="Standard">
      <style:paragraph-properties fo:margin-top="0.212cm" fo:margin-bottom="0cm" style:contextual-spacing="false"/>
      <style:text-properties officeooo:rsid="0058dc30" officeooo:paragraph-rsid="0058dc30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5417fc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582371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363a6c" style:font-name-complex="Arial"/>
    </style:style>
    <style:style style:name="T7" style:family="text">
      <style:text-properties style:font-name="Arial" officeooo:rsid="005417fc" style:font-name-complex="Arial"/>
    </style:style>
    <style:style style:name="T8" style:family="text">
      <style:text-properties style:font-name="Arial" officeooo:rsid="00582371" style:font-name-complex="Arial"/>
    </style:style>
    <style:style style:name="T9" style:family="text">
      <style:text-properties style:font-name="Arial" officeooo:rsid="001c215e" style:font-name-complex="Arial"/>
    </style:style>
    <style:style style:name="T10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582371"/>
    </style:style>
    <style:style style:name="T13" style:family="text">
      <style:text-properties officeooo:rsid="001dc542"/>
    </style:style>
    <style:style style:name="T14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0"><text:span text:style-name="T1">Fiche d’anomalie N°</text:span><text:span text:style-name="T2">2</text:span><text:span text:style-name="T3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8">22</text:span><text:span text:style-name="T5">/0</text:span><text:span text:style-name="T7">6</text:span><text:span text:style-name="T5">/201</text:span><text:span text:style-name="T6">6</text:span></text:p>
          </table:table-cell>
          <table:table-cell table:style-name="Tableau1.B2" office:value-type="string">
            <text:p text:style-name="P11"><text:span text:style-name="T4">Date de clôture : <text:s text:c="21"/> 4</text:span><text:bookmark text:name="_1410176768"/><text:bookmark text:name="_1410177184"/><text:bookmark text:name="_1415458630"/><text:bookmark text:name="_1418046982"/><field:fieldmark-start text:name="__Fieldmark__63_1313704857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12">Intitulé : <text:span text:style-name="T12">Crash Gatttool</text:span></text:p>
            <text:p text:style-name="P18"><text:span text:style-name="T10">Description :</text:span><text:span text:style-name="T4"> </text:span></text:p>
            <text:p text:style-name="P19">Voici le message déposé sur le forum Ubuntu.fr</text:p>
            <text:p text:style-name="P18"><text:span text:style-name="T9">Le contexte d'utilisation est le suivant : l'ordinateur est sous Ubuntu 14.04 LTS, il est en communication en bluetooth LE avec la carte Arduino 101.</text:span></text:p>
            <text:p text:style-name="P14">J'utilise l'utilitaire Gatttool pour établir le dialogue.</text:p>
            <text:p text:style-name="P14">A partir d'un terminal, Gatttool fonctionne selon 2 modes, mode non connecté et mode connecté &amp; in<text:span text:style-name="T13">ter</text:span>actif. Les différentes possibilités offertes par cet utilitaire fonctionnent correctement en ligne de commande.</text:p>
            <text:p text:style-name="P14">Par contre, <text:span text:style-name="T13">à partir d'un script, qui utilise de manière répétitive des commandes comme :</text:span></text:p>
            <text:p text:style-name="P15">gatttool -b 98:4F:EE:0D:03:32 –char-write -a 0x000b -n 01</text:p>
            <text:p text:style-name="P15">un crash survient après environ 30 à 60 minutes après le lancement du script.</text:p>
            <text:p text:style-name="P15">Ce crash est sévère est a déjà endommagé le système de fichier.</text:p>
            <text:p text:style-name="P17"/>
            <text:p text:style-name="P6">Conclusion : </text:p>
            <text:p text:style-name="P7"/>
            <text:p text:style-name="P4"><text:span text:style-name="T11">Remède :</text:span> <text:s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8">Analyse : </text:p>
            <text:p text:style-name="P9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0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/Données/SCAO/Projet_SCAO/Anomalies/Fiche d'anomalie N°21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6-22T18:05:54.734719165</dc:date>
    <meta:print-date>2016-06-16T15:46:16.766473511</meta:print-date>
    <meta:editing-cycles>21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1" meta:paragraph-count="19" meta:word-count="150" meta:character-count="1009" meta:non-whitespace-character-count="852"/>
  </office:meta>
</office:document-meta>
</file>